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5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2" office:value-type="string">
            <text:p>Ndec</text:p>
          </table:table-cell>
          <table:table-cell table:style-name="ce2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source</text:p>
          </table:table-cell>
          <table:table-cell/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2" office:value-type="float" office:value="66.310088">
            <text:p>66,31</text:p>
          </table:table-cell>
          <table:table-cell table:style-name="ce2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2" office:value-type="float" office:value="66.305005">
            <text:p>66,31</text:p>
          </table:table-cell>
          <table:table-cell table:style-name="ce2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2" office:value-type="float" office:value="67.00751">
            <text:p>67,01</text:p>
          </table:table-cell>
          <table:table-cell table:style-name="ce2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2" office:value-type="float" office:value="67.01463">
            <text:p>67,01</text:p>
          </table:table-cell>
          <table:table-cell table:style-name="ce2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2" office:value-type="float" office:value="66.98088">
            <text:p>66,98</text:p>
          </table:table-cell>
          <table:table-cell table:style-name="ce2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2" office:value-type="float" office:value="67.09472">
            <text:p>67,09</text:p>
          </table:table-cell>
          <table:table-cell table:style-name="ce2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2" office:value-type="float" office:value="67.10162">
            <text:p>67,10</text:p>
          </table:table-cell>
          <table:table-cell table:style-name="ce2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2" office:value-type="float" office:value="67.09689">
            <text:p>67,10</text:p>
          </table:table-cell>
          <table:table-cell table:style-name="ce2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4" table:number-columns-repeated="2"/>
          <table:table-cell table:number-columns-repeated="3" office:value-type="float" office:value="390">
            <text:p>390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4" table:number-columns-repeated="2"/>
          <table:table-cell table:number-columns-repeated="3" office:value-type="float" office:value="660">
            <text:p>660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string">
            <text:p>author's data</text:p>
          </table:table-cell>
          <table:table-cell/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string">
            <text:p>author's data</text:p>
          </table:table-cell>
          <table:table-cell/>
        </table:table-row>
        <table:table-row table:style-name="ro1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2" office:value-type="float" office:value="66.33808">
            <text:p>66,34</text:p>
          </table:table-cell>
          <table:table-cell table:style-name="ce2" office:value-type="float" office:value="33.62008">
            <text:p>33,62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office:value-type="string">
            <text:p>Varfolomeeva_Naumov_2013</text:p>
          </table:table-cell>
          <table:table-cell office:value-type="string">
            <text:p>Все-таки там в исходниках на квадратный метр пересчет или количество на пробу? Тогда какой площади</text:p>
          </table:table-cell>
        </table:table-row>
        <table:table-row table:style-name="ro1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2" office:value-type="float" office:value="66.35027">
            <text:p>66,35</text:p>
          </table:table-cell>
          <table:table-cell table:style-name="ce2" office:value-type="float" office:value="33.59627">
            <text:p>33,60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31">
            <text:p>31</text:p>
          </table:table-cell>
          <table:table-cell office:value-type="string">
            <text:p>Varfolomeeva_Naumov_2013</text:p>
          </table:table-cell>
          <table:table-cell/>
        </table:table-row>
        <table:table-row table:style-name="ro2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240">
            <text:p>124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  <table:table-cell/>
        </table:table-row>
        <table:table-row table:style-name="ro2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10">
            <text:p>81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  <table:table-cell/>
        </table:table-row>
        <table:table-row table:style-name="ro2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980">
            <text:p>98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  <table:table-cell/>
        </table:table-row>
        <table:table-row table:style-name="ro2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2760">
            <text:p>276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  <table:table-cell/>
        </table:table-row>
        <table:table-row table:style-name="ro2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5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1" number:min-integer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.00.0000</text:date>, <text:time style:data-style-name="N2" text:time-value="0000-00-00T14:46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1T14:49:25</dc:date>
    <dc:creator>Sophia Nazarova</dc:creator>
    <meta:generator>LibreOffice/3.6$Linux_X86_64 LibreOffice_project/360m1$Build-2</meta:generator>
    <meta:editing-duration>PT1H21M43S</meta:editing-duration>
    <meta:editing-cycles>6</meta:editing-cycles>
    <meta:document-statistic meta:table-count="1" meta:cell-count="226" meta:object-count="0"/>
  </office:meta>
</office:document-meta>
</file>